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11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11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35%" dr3d:back-scale="100%" dr3d:depth="0.45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6.636cm"/>
    </style:style>
    <style:style style:name="gr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0047ff" draw:secondary-fill-color="#99ccff" draw:fill-gradient-name="Gradient_20_24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0047ff" draw:secondary-fill-color="#99ccff" draw:fill-gradient-name="Gradient_20_24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35%" dr3d:back-scale="100%" dr3d:depth="0.45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6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12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12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35%" dr3d:back-scale="100%" dr3d:depth="0.46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2.3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2.8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6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3cm" fo:min-width="13.077cm"/>
    </style:style>
    <style:style style:name="gr12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10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Gradient_20_10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35%" dr3d:back-scale="100%" dr3d:depth="0.45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14" style:family="graphic" style:parent-style-name="standard">
      <style:graphic-properties draw:stroke="solid" svg:stroke-color="#e6e6ff" draw:textarea-horizontal-align="center" draw:textarea-vertical-align="middle"/>
    </style:style>
    <style:style style:name="gr15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fill-gradient-name="Gradient_20_1" draw:gradient-step-count="0" draw:fill-hatch-name="Hatch_20_91" draw:fill-hatch-solid="false" draw:fill-image-name="Bitmape_20_1" draw:opacity="1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%"/>
    </style:style>
    <style:style style:name="gr16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fill-gradient-name="Gradient_20_1" draw:gradient-step-count="0" draw:fill-hatch-name="Hatch_20_91" draw:fill-hatch-solid="false" draw:fill-image-name="Bitmape_20_1" draw:opacity="1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%" dr3d:edge-rounding="65%" dr3d:back-scale="100%" dr3d:depth="3cm" dr3d:backface-culling="enabled" dr3d:close-front="true" dr3d:close-back="true" dr3d:normals-kind="sphere" dr3d:normals-direction="inverse" dr3d:texture-generation-mode-x="object" dr3d:texture-generation-mode-y="parallel" dr3d:texture-mode="blend" dr3d:texture-filter="enabled" dr3d:diffuse-color="#00b8ff" dr3d:emissive-color="#121e33" dr3d:specular-color="#ffff00" dr3d:shininess="2%" dr3d:shadow="hidden"/>
    </style:style>
    <style:style style:name="gr1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000000" draw:secondary-fill-color="#99ccff" draw:fill-gradient-name="Gradient_20_25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000000" draw:secondary-fill-color="#99ccff" draw:fill-gradient-name="Gradient_20_25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35%" dr3d:back-scale="100%" dr3d:depth="0.45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151600" dr3d:specular-color="#ffff99" dr3d:shininess="75%" dr3d:shadow="hidden"/>
    </style:style>
    <style:style style:name="P1" style:family="paragraph">
      <style:text-properties fo:color="#999999" fo:font-family="Verdana" style:font-family-generic="swiss" style:font-pitch="variable" fo:font-size="9pt" fo:letter-spacing="normal" fo:font-weight="normal" style:font-size-asian="9pt" style:font-weight-asian="normal" style:font-size-complex="9pt" style:font-weight-complex="normal"/>
    </style:style>
    <style:style style:name="P2" style:family="paragraph">
      <style:text-properties fo:color="#999999" fo:font-family="Verdana" style:font-family-generic="swiss" style:font-pitch="variable" fo:font-size="9pt" fo:letter-spacing="0.035cm" fo:font-weight="normal" style:font-size-asian="9pt" style:font-weight-asian="normal" style:font-size-complex="9pt" style:font-weight-complex="normal"/>
    </style:style>
    <style:style style:name="P3" style:family="paragraph">
      <style:text-properties fo:color="#999999" fo:font-family="Verdana" style:font-family-generic="swiss" style:font-pitch="variable" fo:font-size="9pt" fo:letter-spacing="0.035cm" fo:text-shadow="1pt 1pt" fo:font-weight="normal" style:font-size-asian="9pt" style:font-weight-asian="normal" style:font-size-complex="9pt" style:font-weight-complex="normal"/>
    </style:style>
    <style:style style:name="P4" style:family="paragraph">
      <style:text-properties fo:color="#ff950e" fo:font-family="Verdana" style:font-family-generic="swiss" style:font-pitch="variable" fo:font-size="9pt" fo:letter-spacing="normal" fo:font-weight="normal" style:font-size-asian="9pt" style:font-weight-asian="normal" style:font-size-complex="9pt" style:font-weight-complex="normal"/>
    </style:style>
    <style:style style:name="P5" style:family="paragraph">
      <style:text-properties fo:color="#000000"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color="#999999" fo:font-family="Verdana" style:font-family-generic="swiss" style:font-pitch="variable" fo:font-size="9pt" fo:letter-spacing="normal" fo:font-weight="normal" style:font-size-asian="9pt" style:font-weight-asian="normal" style:font-size-complex="9pt" style:font-weight-complex="normal"/>
    </style:style>
    <style:style style:name="T2" style:family="text">
      <style:text-properties fo:color="#999999" fo:font-family="Verdana" style:font-family-generic="swiss" style:font-pitch="variable" fo:font-size="9pt" fo:letter-spacing="0.035cm" fo:font-weight="normal" style:font-size-asian="9pt" style:font-weight-asian="normal" style:font-size-complex="9pt" style:font-weight-complex="normal"/>
    </style:style>
    <style:style style:name="T3" style:family="text">
      <style:text-properties fo:color="#999999" style:text-outline="true" fo:font-family="Verdana" style:font-family-generic="swiss" style:font-pitch="variable" fo:font-size="16pt" fo:letter-spacing="normal" fo:text-shadow="none" fo:font-weight="bold" style:font-size-asian="16pt" style:font-weight-asian="bold" style:font-size-complex="16pt" style:font-weight-complex="bold"/>
    </style:style>
    <style:style style:name="T4" style:family="text">
      <style:text-properties fo:color="#ff950e" fo:font-family="Verdana" style:font-family-generic="swiss" style:font-pitch="variable" fo:font-size="10pt" fo:letter-spacing="normal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3d:scene draw:style-name="gr1" svg:width="2.173cm" svg:height="1.618cm" svg:x="3.548cm" svg:y="11.82cm" dr3d:transform="matrix (1 0 0 0 0.939692620785931 0.342020143325607 0 -0.342020143325607 0.939692620785931 -7.2345cm 11.9459131891566cm 4.10798473428685cm)" dr3d:vrp="(0 0 9762.85714285714)" dr3d:vpn="(0 0 9312.85714285714)" dr3d:projection="perspective" dr3d:distance="0.45cm" dr3d:focal-length="15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6148 -13438 2173 1615" svg:d="m6699-11823h56 30 15v0h14 15 15l12-10v0h15v0l15-11v-20l-15-11v-11l-15-22v-11l-12-9h-15l-15-22-14-10-45-11-29-11h-27l-45-20-44-33-27-52 27-53 44-44 87-21 103-9 101-11 130 11 101 9 86 21 45 44 29 53-29 52-45 33-42 20h-29l-44 11-30 11-12 10-15 22h-15l-14 9-15 11v22l-15 11v11 20l15 11v0h15v0 0 10h14 15 27 59 30 14v0h202 131 74 41 15 15l29-10 15-11 12-20 15-22v-149l15-96v-63-20-22 0-44-31-11 0-10l-15-11v0l15-11v0-9 0h15l15-11h14 15l15 11h15l27 9v11l14 11 30 10 15 11 15 22v31l14 22 27 31 45 32 73 22 72-22 59-32 27-64 30-74v-95-74l-30-85-27-55-59-42-72-21-73 21-45 42-27 33-14 22v20l-15 21-15 22-30 11-14 11v9l-27 11h-15-15l-15 11h-14l-15-11h-15v-11 0 0l-15-9v-11l15-11v-11-41-22-11 0l-15-149v-105-65-20-22 0l-15-22-12-11-15-20h-29-202-130-89-42-15v0h-59-29-15v0h-27-15-14v0-11 0h-15v0l-15-11v-21-11l15-9v-11l15-11 14-11 15-11 15-22 12-9 30-11 44-11h29l42-21 45-31 29-55-29-52-45-31-86-33-101-11-130-11-101 11-103 11-87 33-44 31-27 52 27 55 44 31 45 21h27l29 11 45 11 14 9 15 22 15 11 12 11v11l15 11v9l15 11v21l-15 11v0h-15v0 11h-12-15-15-14-59-27-15v0h-205-130-86-44-15v0h-27l-30 20-14 11v22 149 107 63 31 11 0 42 21 11 0 11 11 11 9 0h14v11 0l15 11h15l27-11h15 14l15-11 15-9 15-11 29-11 13-22v-21l29-20v-22l30-33 44-42 71-21 74 21 42 42 44 55 15 85 15 74-15 95-15 74-44 64-42 32-74 22-71-22-44-32-30-31v-22l-29-31v-22l-13-11-29-10-15-11-15-11-15-9h-14l-15-11h-27-15l-15 11v0 0l-14 9v0 11 0 11 10 53 22 11 0 149 94 65 31 11 0 22l14 20 30 11 27 10z"/>
        </dr3d:scene>
        <draw:frame draw:style-name="gr3" draw:text-style-name="P1" draw:layer="layout" svg:width="7.136cm" svg:height="0.794cm" svg:x="3.825cm" svg:y="13.376cm">
          <draw:text-box>
            <text:p><text:span text:style-name="T1">Business Applications</text:span></text:p>
          </draw:text-box>
        </draw:frame>
        <dr3d:scene draw:style-name="gr4" svg:width="2.174cm" svg:height="1.616cm" svg:x="1.947cm" svg:y="11.819cm" dr3d:transform="matrix (1 0 0 0 0.939692620785931 0.342020143325607 0 -0.342020143325607 0.939692620785931 -5.6355cm 11.9421544186735cm 4.10661665371355cm)" dr3d:vrp="(0 0 9762.85714285714)" dr3d:vpn="(0 0 9312.85714285714)" dr3d:projection="perspective" dr3d:distance="0.45cm" dr3d:focal-length="15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4549 -13434 2173 1615" svg:d="m5100-11819h56 30 15v0h14 15 15l12-10v0h15v0l15-11v-20l-15-11v-11l-15-22v-11l-12-9h-15l-15-22-14-10-45-11-29-11h-27l-45-20-44-33-27-52 27-53 44-44 87-21 103-9 101-11 130 11 101 9 86 21 45 44 29 53-29 52-45 33-42 20h-29l-44 11-30 11-12 10-15 22h-15l-14 9-15 11v22l-15 11v11 20l15 11v0h15v0 0 10h14 15 27 59 30 14v0h202 131 74 41 15 15l29-10 15-11 12-20 15-22v-149l15-96v-63-20-22 0-44-31-11 0-10l-15-11v0l15-11v0-9 0h15l15-11h14 15l15 11h15l27 9v11l14 11 30 10 15 11 15 22v31l14 22 27 31 45 32 73 22 72-22 59-32 27-64 30-74v-95-74l-30-85-27-55-59-42-72-21-73 21-45 42-27 33-14 22v20l-15 21-15 22-30 11-14 11v9l-27 11h-15-15l-15 11h-14l-15-11h-15v-11 0 0l-15-9v-11l15-11v-11-41-22-11 0l-15-149v-105-65-20-22 0l-15-22-12-11-15-20h-29-202-130-89-42-15v0h-59-29-15v0h-27-15-14v0-11 0h-15v0l-15-11v-21-11l15-9v-11l15-11 14-11 15-11 15-22 12-9 30-11 44-11h29l42-21 45-31 29-55-29-52-45-31-86-33-101-11-130-11-101 11-103 11-87 33-44 31-27 52 27 55 44 31 45 21h27l29 11 45 11 14 9 15 22 15 11 12 11v11l15 11v9l15 11v21l-15 11v0h-15v0 11h-12-15-15-14-59-27-15v0h-205-130-86-44-15v0h-27l-30 20-14 11v22 149 107 63 31 11 0 42 21 11 0 11 11 11 9 0h14v11 0l15 11h15l27-11h15 14l15-11 15-9 15-11 29-11 13-22v-21l29-20v-22l30-33 44-42 71-21 74 21 42 42 44 55 15 85 15 74-15 95-15 74-44 64-42 32-74 22-71-22-44-32-30-31v-22l-29-31v-22l-13-11-29-10-15-11-15-11-15-9h-14l-15-11h-27-15l-15 11v0 0l-14 9v0 11 0 11 10 53 22 11 0 149 94 65 31 11 0 22l14 20 30 11 27 10z"/>
        </dr3d:scene>
        <dr3d:scene draw:style-name="gr6" svg:width="2.26cm" svg:height="1.61cm" svg:x="11.7cm" svg:y="10.941cm" dr3d:transform="matrix (1 0 0 0 0.939692620785931 0.342020143325607 0 -0.342020143325607 0.939692620785931 -3.8485cm 13.3955617923373cm 4.62922860935523cm)" dr3d:vrp="(0 0 10141.4285714286)" dr3d:vpn="(0 0 9681.42857142857)" dr3d:projection="perspective" dr3d:distance="0.46cm" dr3d:focal-length="15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2719 -14977 2259 1612" svg:d="m3292-13365h58 31 15v0h16 15 16l12-10v0h16v0l15-11v-20l-15-11v-11l-16-22v-10l-12-10h-16l-15-21-16-11-46-11-30-11h-28l-46-20-47-32-28-53 28-52 47-44 89-22 108-9 104-11 136 11 105 9 89 22 46 44 31 52-31 53-46 32-43 20h-31l-46 11-31 11-12 11-16 21h-15l-15 10-16 10v22l-15 11v11 20l15 11v0h16v0 0 10h15 15 28 62 31 15v0h210 135 77 44 15 15l31-10 15-11 13-20 15-22v-148l16-96v-64-20-21 0-44-31-11 0-10l-16-11v0l16-11v0-9 0h15l15-11h16 15l16 11h15l28 9v11l15 11 31 10 15 11 16 22v31l15 22 28 30 46 33 77 22 74-22 62-33 28-63 31-74v-95-74l-31-85-28-54-62-42-74-22-77 22-46 42-28 32-15 22v20l-16 22-15 21-31 11-15 11v9l-28 11h-15-16l-15 11h-16l-15-11h-15v-11 0 0l-16-9v-11l16-11v-10-42-22-11 0l-16-148v-105-65-20-22 0l-15-22-13-11-15-20h-31-210-135-92-44-15v0h-61-31-16v0h-28-15-15v0-10 0h-16v0l-15-11v-22-11l15-9v-11l16-11 15-11 15-10 16-22 12-9 31-11 46-11h31l43-22 46-31 31-54-31-52-46-31-89-33-105-11-136-11-104 11-108 11-89 33-47 31-28 52 28 54 47 31 46 22h28l30 11 46 11 16 9 15 22 16 10 12 11v11l16 11v9l15 11v22l-15 11v0h-16v0 10h-12-16-15-16-61-28-15v0h-213-135-90-46-15v0h-28l-31 20-15 11v22 148 107 64 30 11 0 42 22 11 0 10 11 11 9 0h15v11 0l15 11h16l28-11h15 15l16-11 15-9 15-11 31-11 13-21v-22l31-20v-22l30-32 46-42 75-22 76 22 44 42 46 54 15 85 16 74-16 95-15 74-46 63-44 33-76 22-75-22-46-33-30-30v-22l-31-31v-22l-13-11-31-10-15-11-15-11-16-9h-15l-15-11h-28-16l-15 11v0 0l-15 9v0 11 0 11 10 53 22 11 0 148 94 65 31 11 0 22l15 20 31 11 28 10z"/>
        </dr3d:scene>
        <draw:frame draw:style-name="gr8" draw:text-style-name="P2" draw:layer="layout" svg:width="2.861cm" svg:height="1.048cm" draw:transform="rotate (1.5707963267946) translate (11cm 12.761cm)">
          <draw:text-box>
            <text:p><text:span text:style-name="T2">Platforms</text:span></text:p>
          </draw:text-box>
        </draw:frame>
        <draw:frame draw:style-name="gr9" draw:text-style-name="P3" draw:layer="layout" svg:width="3.349cm" svg:height="1.046cm" draw:transform="rotate (1.5707963267946) translate (1.272cm 13.349cm)">
          <draw:text-box>
            <text:p><text:span text:style-name="T2">Infrastructure</text:span></text:p>
          </draw:text-box>
        </draw:frame>
        <draw:frame draw:style-name="gr10" draw:text-style-name="P4" draw:layer="layout" svg:width="6.877cm" svg:height="0.794cm" svg:x="3.236cm" svg:y="10.007cm">
          <draw:text-box>
            <text:p><text:span text:style-name="T1">Third Party Applications</text:span></text:p>
          </draw:text-box>
        </draw:frame>
        <draw:frame draw:style-name="gr11" draw:text-style-name="P5" draw:layer="layout" svg:width="13.577cm" svg:height="1.663cm" svg:x="12.7cm" svg:y="11.4cm">
          <draw:text-box>
            <text:p><text:span text:style-name="T3">degloba Integration Systems</text:span></text:p>
            <text:p><text:span text:style-name="T4"><text:s text:c="17"/></text:span><text:span text:style-name="T4">innovate, collaborate, connect today</text:span></text:p>
          </draw:text-box>
        </draw:frame>
        <dr3d:scene draw:style-name="gr12" svg:width="2.172cm" svg:height="1.614cm" svg:x="1.949cm" svg:y="10.635cm" dr3d:transform="matrix (1 0 0 0 0.939692620785931 0.342020143325607 0 -0.342020143325607 0.939692620785931 -5.6355cm 10.8295583556629cm 3.70166480401603cm)" dr3d:vrp="(0 0 9762.85714285714)" dr3d:vpn="(0 0 9312.85714285714)" dr3d:projection="perspective" dr3d:distance="0.45cm" dr3d:focal-length="15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3" draw:layer="layout" svg:viewBox="4549 -12250 2173 1615" svg:d="m5100-10635h56 30 15v0h14 15 15l12-10v0h15v0l15-11v-20l-15-11v-11l-15-22v-11l-12-9h-15l-15-22-14-10-45-11-29-11h-27l-45-20-44-33-27-52 27-53 44-44 87-21 103-9 101-11 130 11 101 9 86 21 45 44 29 53-29 52-45 33-42 20h-29l-44 11-30 11-12 10-15 22h-15l-14 9-15 11v22l-15 11v11 20l15 11v0h15v0 0 10h14 15 27 59 30 14v0h202 131 74 41 15 15l29-10 15-11 12-20 15-22v-149l15-96v-63-20-22 0-44-31-11 0-10l-15-11v0l15-11v0-9 0h15l15-11h14 15l15 11h15l27 9v11l14 11 30 10 15 11 15 22v31l14 22 27 31 45 32 73 22 72-22 59-32 27-64 30-74v-95-74l-30-85-27-55-59-42-72-21-73 21-45 42-27 33-14 22v20l-15 21-15 22-30 11-14 11v9l-27 11h-15-15l-15 11h-14l-15-11h-15v-11 0 0l-15-9v-11l15-11v-11-41-22-11 0l-15-149v-105-65-20-22 0l-15-22-12-11-15-20h-29-202-130-89-42-15v0h-59-29-15v0h-27-15-14v0-11 0h-15v0l-15-11v-21-11l15-9v-11l15-11 14-11 15-11 15-22 12-9 30-11 44-11h29l42-21 45-31 29-55-29-52-45-31-86-33-101-11-130-11-101 11-103 11-87 33-44 31-27 52 27 55 44 31 45 21h27l29 11 45 11 14 9 15 22 15 11 12 11v11l15 11v9l15 11v21l-15 11v0h-15v0 11h-12-15-15-14-59-27-15v0h-205-130-86-44-15v0h-27l-30 20-14 11v22 149 107 63 31 11 0 42 21 11 0 11 11 11 9 0h14v11 0l15 11h15l27-11h15 14l15-11 15-9 15-11 29-11 13-22v-21l29-20v-22l30-33 44-42 71-21 74 21 42 42 44 55 15 85 15 74-15 95-15 74-44 64-42 32-74 22-71-22-44-32-30-31v-22l-29-31v-22l-13-11-29-10-15-11-15-11-15-9h-14l-15-11h-27-15l-15 11v0 0l-14 9v0 11 0 11 10 53 22 11 0 149 94 65 31 11 0 22l14 20 30 11 27 10z"/>
        </dr3d:scene>
        <draw:line draw:style-name="gr14" draw:text-style-name="P6" draw:layer="layout" svg:x1="15.005cm" svg:y1="12.772cm" svg:x2="25.9cm" svg:y2="12.772cm">
          <text:p/>
        </draw:line>
        <dr3d:scene draw:style-name="gr15" svg:width="31.17cm" svg:height="4.491cm" svg:x="0.332cm" svg:y="10.013cm" dr3d:transform="matrix (0.999623450304695 -0.00712618006290234 -0.0264985878614081 0.0113516466901654 0.986575813665421 0.162908882532029 0.0249819478495839 -0.163148341849141 0.986285212721714 -4.60761074987361cm 19.8367026919308cm 2.88699673740568cm)" dr3d:vrp="(0 0 24175.7142857143)" dr3d:vpn="(0 0 18285.7142857143)" dr3d:projection="perspective" dr3d:distance="5.89cm" dr3d:focal-length="16cm" dr3d:shadow-slant="70" dr3d:shade-mode="gouraud" dr3d:ambient-color="#99ccff" dr3d:lighting-mode="tru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6" draw:layer="layout" svg:viewBox="2800 -21800 4000 3500" svg:d="m2800-21800v3500h4000v-3500z"/>
        </dr3d:scene>
        <dr3d:scene draw:style-name="gr1" svg:width="1.713cm" svg:height="1.724cm" svg:x="4.744cm" svg:y="18.299cm" dr3d:transform="matrix (1 0 0 0 0.939692620785931 0.342020143325607 0 -0.342020143325607 0.939692620785931 -5.6005cm 19.4736975042767cm 6.87447859927786cm)" dr3d:vrp="(0 0 7690)" dr3d:vpn="(0 0 7290)" dr3d:projection="perspective" dr3d:distance="0.4cm" dr3d:focal-length="15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4750 -21501 1701 1701" svg:d="m5181-19800h44 23 12v0h12 11 12l9-11v0h12v0l11-11v-21l-11-12v-11l-12-23v-12l-9-9h-12l-11-23-12-12-35-11-23-12h-21l-35-21-34-34-22-56 22-55 34-46 68-23 81-9 79-12 102 12 79 9 67 23 35 46 23 55-23 56-35 34-33 21h-23l-34 12-24 11-9 12-12 23h-11l-12 9-11 12v23l-12 11v12 21l12 11v0h11v0 0 11h12 11 21 47 23 11v0h158 102 58 33 12 11l23-11 12-11 9-21 12-23v-157l12-101v-67-21-23 0-46-33-11 0-12l-12-11v0l12-11v0-10 0h11l12-12h11 12l11 12h12l21 10v11l12 11 23 12 11 11 12 23v33l11 23 22 32 34 35 58 23 56-23 46-35 21-67 24-78v-99-79l-24-90-21-57-46-44-56-23-58 23-34 44-22 34-11 23v21l-12 23-11 23-23 12-12 11v10l-21 11h-12-11l-12 12h-11l-12-12h-11v-11 0 0l-12-10v-11l12-12v-11-44-23-12 0l-12-156v-111-69-21-23 0l-12-23-9-11-12-21h-23-158-102-69-33-12v0h-46-23-12v0h-21-11-12v0-12 0h-11v0l-12-11v-23-12l12-9v-12l11-11 12-12 11-11 12-23 9-10 24-11 34-11h23l33-23 35-33 23-57-23-56-35-32-67-35-79-11-102-12-79 12-81 11-68 35-34 32-22 56 22 57 34 33 35 23h21l23 11 35 11 12 10 11 23 12 11 9 12v11l12 12v9l11 12v23l-11 11v0h-12v0 12h-9-12-11-12-46-21-12v0h-160-102-67-35-12v0h-21l-23 21-11 11v23 157 113 67 32 11 0 44 23 12 0 11 12 11 10 0h11v11 0l12 12h11l21-12h12 11l12-11 12-10 11-11 23-12 10-23v-23l23-21v-23l23-34 35-44 56-23 57 23 33 44 35 57 11 90 12 79-12 99-11 78-35 67-33 35-57 23-56-23-35-35-23-32v-23l-23-33v-23l-10-11-23-12-11-11-12-11-12-10h-11l-12-12h-21-11l-12 12v0 0l-11 10v0 11 0 11 12 55 23 12 0 156 100 69 32 12 0 23l11 21 23 11 21 11z"/>
        </dr3d:scene>
        <dr3d:scene draw:style-name="gr17" svg:width="1.712cm" svg:height="1.725cm" svg:x="3.494cm" svg:y="18.299cm" dr3d:transform="matrix (1 0 0 0 0.939692620785931 0.342020143325607 0 -0.342020143325607 0.939692620785931 -4.3505cm 19.4736975042767cm 6.87447859927786cm)" dr3d:vrp="(0 0 7690)" dr3d:vpn="(0 0 7290)" dr3d:projection="perspective" dr3d:distance="0.4cm" dr3d:focal-length="15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8" draw:layer="layout" svg:viewBox="3500 -21501 1701 1701" svg:d="m3931-19800h44 23 12v0h12 11 12l9-11v0h12v0l11-11v-21l-11-12v-11l-12-23v-12l-9-9h-12l-11-23-12-12-35-11-23-12h-21l-35-21-34-34-22-56 22-55 34-46 68-23 81-9 79-12 102 12 79 9 67 23 35 46 23 55-23 56-35 34-33 21h-23l-34 12-24 11-9 12-12 23h-11l-12 9-11 12v23l-12 11v12 21l12 11v0h11v0 0 11h12 11 21 47 23 11v0h158 102 58 33 12 11l23-11 12-11 9-21 12-23v-157l12-101v-67-21-23 0-46-33-11 0-12l-12-11v0l12-11v0-10 0h11l12-12h11 12l11 12h12l21 10v11l12 11 23 12 11 11 12 23v33l11 23 22 32 34 35 58 23 56-23 46-35 21-67 24-78v-99-79l-24-90-21-57-46-44-56-23-58 23-34 44-22 34-11 23v21l-12 23-11 23-23 12-12 11v10l-21 11h-12-11l-12 12h-11l-12-12h-11v-11 0 0l-12-10v-11l12-12v-11-44-23-12 0l-12-156v-111-69-21-23 0l-12-23-9-11-12-21h-23-158-102-69-33-12v0h-46-23-12v0h-21-11-12v0-12 0h-11v0l-12-11v-23-12l12-9v-12l11-11 12-12 11-11 12-23 9-10 24-11 34-11h23l33-23 35-33 23-57-23-56-35-32-67-35-79-11-102-12-79 12-81 11-68 35-34 32-22 56 22 57 34 33 35 23h21l23 11 35 11 12 10 11 23 12 11 9 12v11l12 12v9l11 12v23l-11 11v0h-12v0 12h-9-12-11-12-46-21-12v0h-160-102-67-35-12v0h-21l-23 21-11 11v23 157 113 67 32 11 0 44 23 12 0 11 12 11 10 0h11v11 0l12 12h11l21-12h12 11l12-11 12-10 11-11 23-12 10-23v-23l23-21v-23l23-34 35-44 56-23 57 23 33 44 35 57 11 90 12 79-12 99-11 78-35 67-33 35-57 23-56-23-35-35-23-32v-23l-23-33v-23l-10-11-23-12-11-11-12-11-12-10h-11l-12-12h-21-11l-12 12v0 0l-11 10v0 11 0 11 12 55 23 12 0 156 100 69 32 12 0 23l11 21 23 11 21 11z"/>
        </dr3d:scene>
        <dr3d:scene draw:style-name="gr12" svg:width="1.714cm" svg:height="1.725cm" svg:x="3.493cm" svg:y="17.048cm" dr3d:transform="matrix (1 0 0 0 0.939692620785931 0.342020143325607 0 -0.342020143325607 0.939692620785931 -4.3505cm 18.2990817282942cm 6.44695342012086cm)" dr3d:vrp="(0 0 7690)" dr3d:vpn="(0 0 7290)" dr3d:projection="perspective" dr3d:distance="0.4cm" dr3d:focal-length="15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3" draw:layer="layout" svg:viewBox="3500 -20251 1701 1701" svg:d="m3931-18550h44 23 12v0h12 11 12l9-11v0h12v0l11-11v-21l-11-12v-11l-12-23v-12l-9-9h-12l-11-23-12-12-35-11-23-12h-21l-35-21-34-34-22-56 22-55 34-46 68-23 81-9 79-12 102 12 79 9 67 23 35 46 23 55-23 56-35 34-33 21h-23l-34 12-24 11-9 12-12 23h-11l-12 9-11 12v23l-12 11v12 21l12 11v0h11v0 0 11h12 11 21 47 23 11v0h158 102 58 33 12 11l23-11 12-11 9-21 12-23v-157l12-101v-67-21-23 0-46-33-11 0-12l-12-11v0l12-11v0-10 0h11l12-12h11 12l11 12h12l21 10v11l12 11 23 12 11 11 12 23v33l11 23 22 32 34 35 58 23 56-23 46-35 21-67 24-78v-99-79l-24-90-21-57-46-44-56-23-58 23-34 44-22 34-11 23v21l-12 23-11 23-23 12-12 11v10l-21 11h-12-11l-12 12h-11l-12-12h-11v-11 0 0l-12-10v-11l12-12v-11-44-23-12 0l-12-156v-111-69-21-23 0l-12-23-9-11-12-21h-23-158-102-69-33-12v0h-46-23-12v0h-21-11-12v0-12 0h-11v0l-12-11v-23-12l12-9v-12l11-11 12-12 11-11 12-23 9-10 24-11 34-11h23l33-23 35-33 23-57-23-56-35-32-67-35-79-11-102-12-79 12-81 11-68 35-34 32-22 56 22 57 34 33 35 23h21l23 11 35 11 12 10 11 23 12 11 9 12v11l12 12v9l11 12v23l-11 11v0h-12v0 12h-9-12-11-12-46-21-12v0h-160-102-67-35-12v0h-21l-23 21-11 11v23 157 113 67 32 11 0 44 23 12 0 11 12 11 10 0h11v11 0l12 12h11l21-12h12 11l12-11 12-10 11-11 23-12 10-23v-23l23-21v-23l23-34 35-44 56-23 57 23 33 44 35 57 11 90 12 79-12 99-11 78-35 67-33 35-57 23-56-23-35-35-23-32v-23l-23-33v-23l-10-11-23-12-11-11-12-11-12-10h-11l-12-12h-21-11l-12 12v0 0l-11 10v0 11 0 11 12 55 23 12 0 156 100 69 32 12 0 23l11 21 23 11 21 11z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99ccff" draw:end-color="#ffffff" draw:start-intensity="100%" draw:end-intensity="100%" draw:angle="0" draw:border="0%"/>
    <draw:gradient draw:name="Gradient_20_10" draw:display-name="Gradient 10" draw:style="linear" draw:start-color="#ffd320" draw:end-color="#ffffff" draw:start-intensity="100%" draw:end-intensity="100%" draw:angle="450" draw:border="0%"/>
    <draw:gradient draw:name="Gradient_20_11" draw:display-name="Gradient 11" draw:style="linear" draw:start-color="#ff950e" draw:end-color="#ffffff" draw:start-intensity="100%" draw:end-intensity="100%" draw:angle="0" draw:border="0%"/>
    <draw:gradient draw:name="Gradient_20_12" draw:display-name="Gradient 12" draw:style="linear" draw:start-color="#0047ff" draw:end-color="#ffffff" draw:start-intensity="100%" draw:end-intensity="100%" draw:angle="450" draw:border="0%"/>
    <draw:gradient draw:name="Gradient_20_24" draw:display-name="Gradient 24" draw:style="linear" draw:start-color="#0099ff" draw:end-color="#ffffff" draw:start-intensity="100%" draw:end-intensity="100%" draw:angle="450" draw:border="0%"/>
    <draw:gradient draw:name="Gradient_20_25" draw:display-name="Gradient 25" draw:style="linear" draw:start-color="#0047ff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Verdana" style:font-style-name="Normal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re santasusana cots</meta:initial-creator>
    <meta:creation-date>2011-04-03T15:44:55</meta:creation-date>
    <dc:date>2011-09-03T17:07:54.47</dc:date>
    <dc:creator>pere santasusana cots</dc:creator>
    <meta:editing-duration>PT7H38M33S</meta:editing-duration>
    <meta:editing-cycles>44</meta:editing-cycles>
    <meta:generator>OpenOffice.org/3.3$Win32 OpenOffice.org_project/330m20$Build-9567</meta:generator>
    <meta:document-statistic meta:object-count="22"/>
  </office:meta>
</office:document-meta>
</file>